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wkStreamInput.AwkStreamInput( Read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StreamInput.AwkStreamI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wkStreamInput._reallocate( int initial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wkStreamInput.endOf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wkStreamInput.AwkStreamInput( Reader input , int bufferIncr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wkStreamInput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